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ccb74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ccb74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اَحْقَافِ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0332_3265577536"/><text:span text:style-name="T2">حۭمِٓؐ تَنزۣيــلُ </text:span><text:span text:style-name="T5">۴</text:span><text:span text:style-name="T2">لْكِتَـٰبِ مِــنَ </text:span><text:span text:style-name="T5">۰</text:span><text:span text:style-name="T2">للَّهِ </text:span><text:span text:style-name="T5">۱</text:span><text:span text:style-name="T2">لْعَزۣيزۣ </text:span><text:span text:style-name="T5">۱</text:span><text:span text:style-name="T2">لْحَكِيمِؐ </text:span><text:span text:style-name="T3">(1)</text:span><text:span text:style-name="T2"> مَا خَلَقْنَا </text:span><text:span text:style-name="T5">۰</text:span><text:span text:style-name="T2">لسَّمَـٰوَ؛تِ وَالاَرْضَ وَمَا بَيْنَهُمَآ إِلاَّ بِالْحَقِّ وَأَجَــلٍ مُّسَمّيًؐ وَالذِيــنَ كَفَرُواْ عَمَّآ ٱُنذِرُواْ مُعْرۣضُونَؐ </text:span><text:span text:style-name="T3">(2)</text:span><text:span text:style-name="T2"> قُلَ اَرَ×يْتُم مَّا تَدْعُونَ مِن دُونِ </text:span><text:span text:style-name="T5">۱</text:span><text:span text:style-name="T2">للَّهِ أَرُونِى مَاذَا خَلَقُواْ مِــنَ </text:span><text:span text:style-name="T5">۰</text:span><text:span text:style-name="T2">لاَرْضِ أَمْ لَهُمْ شِرْكككٌ فِى </text:span><text:span text:style-name="T5">۱</text:span><text:span text:style-name="T2">لسَّمَـٰوَ؛تِؐ 'يتُونِى بِكِتَـٰبٍ مِّــن قَبْلِ هَـٰذَآ أَوَ اَثَــٰرَةٍ مِّنْ عِلْمٖ اِن كُنتُمْ صَـٰدِقِينَؐ </text:span><text:span text:style-name="T3">(3)</text:span><text:span text:style-name="T2"> وَمَــنَ اَضَلُّ مِمَّنْ يَّدْعُواْ مِن دُونِ </text:span><text:span text:style-name="T5">۱</text:span><text:span text:style-name="T2">للَّهِ مَــن لاَّ يَسْتَجِيبُ لَهُ; إِلَيٰ يَوْمِ </text:span><text:span text:style-name="T5">۱</text:span><text:span text:style-name="T2">لْقِيَـٰمَةِ وَهُمْ عَــن دُعَآئِهِمْ غَـٰفِلُونَؐ </text:span><text:span text:style-name="T3">(4)</text:span><text:span text:style-name="T2"> وَإِذَا حُشِرَ </text:span><text:span text:style-name="T5">۰</text:span><text:span text:style-name="T2">لنَّاسسسُ كَانُواْ لَهُمُ; أَعْدَآءً وَكَانُواْ بِعِبَادَتِهِمْ كۭـٰفِرۣينَؐ </text:span><text:span text:style-name="T3">(5)</text:span><text:span text:style-name="T2"> وَإِذَا تُتْلۭــيٰ عَلَيْهِمُ; ءَايَـٰتُنَا بَيِّنَـٰتٍ قَالَ </text:span><text:span text:style-name="T5">۰</text:span><text:span text:style-name="T2">لذِيــنَ كَفَرُواْ ڤِڤْحَقِّ لَمَّا جَآءَهُمْ هَـٰذَا سِحْـرٌ مُّبِين٘ؐ </text:span><text:span text:style-name="T3">(6)</text:span><text:span text:style-name="T2"> اَمْ يَقُولُونَ "فْتَرۭيٰهُؐ قُلِ اِنِ 'فْتَرَيْتُهُ„ فَلاَ تَمْلِكُونَ لِى مِــنَ </text:span><text:span text:style-name="T5">۰</text:span><text:span text:style-name="T2">للَّهِ شَيْـٔاٗؐ هُوَ أَعْلَمُ بِمَا تُفِيضُونَ فِيهِؐ كَفۭيٰ بِــهِ” شَهِيداَۢ بَيْنِى وَبَيْنَكُمْؐ وَهُوَ </text:span><text:span text:style-name="T5">۰</text:span><text:span text:style-name="T2">لْغَفُورُ </text:span><text:span text:style-name="T5">۴</text:span><text:span text:style-name="T2">لرَّحِيمُؐ </text:span><text:span text:style-name="T3">(7)</text:span><text:span text:style-name="T2"> قُــلْ مَا كُنتُ بِدْعاً مِّنَ </text:span><text:span text:style-name="T5">۰</text:span><text:span text:style-name="T2">لرُّسُلِ وَمَآ أَدْرۣى مَا يُفْعَلُ بِى وَلاَ بِكُمُؐ; إِنَ اَتَّبِعُ إِلاَّ مَا يُوحۭيٰٓ إِلَيَّؐ وَمَآ أَنَا إِلاَّ نَذِيرٌ مُّبِينٌؐ </text:span><text:span text:style-name="T3">(8)</text:span><text:span text:style-name="T2"> قُلَ اَرَ×يْتُمُ; إِن كَانَ مِنْ عِندِ </text:span><text:span text:style-name="T5">۱</text:span><text:span text:style-name="T2">للَّهِ وَكَفَرْتُم بِهِ” وَشَهِدَ شَاهِدٌ مِّنۢ بَنِىٓ إِسْرَآءِيــلَ عَلَيٰ مِثْلِهِ” فَـَٔامَنَ وَاسْتَكْبَرْتُمُؐ; إِنَّ </text:span><text:span text:style-name="T5">۰</text:span><text:span text:style-name="T2">للَّهَ لاَ يَهْدِى </text:span><text:span text:style-name="T5">۱</text:span><text:span text:style-name="T2">لْقَوْمَ </text:span><text:span text:style-name="T5">۰</text:span><text:span text:style-name="T2">لظَّـٰلِمِينَؐ </text:span><text:span text:style-name="T3">(9)</text:span><text:span text:style-name="T2"> وَقَالَ </text:span><text:span text:style-name="T5">۰</text:span><text:span text:style-name="T2">لذِيــنَ كَفَرُواْ لِلذِيــنَ ءَامَنُواْ لَوْ كَانَ خَيْراً مَّا سَبَقُونَآ إِلَيْهِؐ وَإِذْ لَمْ يَهْتَدُواْ بِهِ” فَسَيَقُولُونَ هَـٰذَآ إِفْكٌ قَدِيمٌؐ </text:span><text:span text:style-name="T3">(10)</text:span><text:span text:style-name="T2"> وَمِــن قَـبْلِهِ” كِتَـٰبُ مُوسۭيٰٓ إِمَاماً وَرَحْمَةًؐ وَهَـٰذَا كِتَـٰبٌ مُّصَدِّقٌ لِّسَاناٗ </text:span><text:soft-page-break/><text:span text:style-name="T2">عَرَبِيّاً لِّتُنذِرَ </text:span><text:span text:style-name="T5">۰</text:span><text:span text:style-name="T2">لذِيــنَ ظَلَمُواْ وَبُشْرۭيٰ ڤِڤْمُحْسِنِينَؐ </text:span><text:span text:style-name="T3">(11)</text:span><text:span text:style-name="T2"> إِنَّ </text:span><text:span text:style-name="T5">۰</text:span><text:span text:style-name="T2">لذِيــنَ قَالُواْ رَبُّنَا </text:span><text:span text:style-name="T5">۰</text:span><text:span text:style-name="T2">للَّهُ ثُمَّ "سْتَقَـٰمُواْ فَلاَ خَوْف٘ عَلَيْهِمْ وَلاَ هُمْ يَحْزَنُونَؐ </text:span><text:span text:style-name="T3">(12)</text:span><text:span text:style-name="T2"> ٱُوْلَئِكَ أَصْحَـٰبُ </text:span><text:span text:style-name="T5">۴</text:span><text:span text:style-name="T2">لْجَنَّةِ خَـٰلِدِينَ فِـيهَاؐ جَزَآءَۢ بِمَا كَانُواْ يَعْمَلُونَؐ </text:span><text:span text:style-name="T3">(13)</text:span><text:span text:style-name="T2"> ® وَوَصَّيْنَا </text:span><text:span text:style-name="T5">۰</text:span><text:span text:style-name="T2">لِانسَـٰنَ بِوَ؛لِدَيْهِ حُسْناٗؐ حَمَلَتْهُ ٱُمُّهُ„ كَرْهاً وَوَضَعَتْهُ كَرْهاًؐ وَحَمْلُهُ„ وَفِصَـٰلُهُ„ ثَـچَثُونَ شَهْراٗؐ حَتَّيٰٓ إِذَا بَلَغَ أَشُدَّهُ„ وَبَلَغَ أَرْبَعِيــنَ سَنَةً قَالَ رَبِّ أَوْزۣعْنِيَ أَنَ اَشْكُرَ نِعْمَتَكَ </text:span><text:span text:style-name="T5">۰</text:span><text:span text:style-name="T2">لتِىٓ أَنْعَمْتَ عَلَيَّ وَعَلَيٰ وَ؛لِدَيَّ وَأَنَ اَعْمَــلَ صَـٰڤِحاً تَرْضۭيٰهُؐ وَأَصْلِحْ لِى فِى ذُرّۣيَّتِىٓؐ إِنِّى تُبْتُ إِلَيْــكَ وَإِنِّى مِــنَ </text:span><text:span text:style-name="T5">۰</text:span><text:span text:style-name="T2">لْمُسْلِمِينَؐ </text:span><text:span text:style-name="T3">(14)</text:span><text:span text:style-name="T2"> ٱُوْلَئِكَ </text:span><text:span text:style-name="T5">۰</text:span><text:span text:style-name="T2">لذِينَ يُتَقَبَّــلُ عَنْهُمُ; أَحْسَــنُ مَا عَمِلُواْ وَيُتَجَاوَزُ عَــن سَيِّـَٔاتِهِمْ فِىٓ أَصْحَـٰبِ </text:span><text:span text:style-name="T5">۱</text:span><text:span text:style-name="T2">لْجَنَّةِؐ وَعْدَ </text:span><text:span text:style-name="T5">۰</text:span><text:span text:style-name="T2">لصِّدْقِ </text:span><text:span text:style-name="T5">۱ﻟ﮲</text:span><text:span text:style-name="T2"> كَانُواْ يُوعَدُونَؐ </text:span><text:span text:style-name="T3">(15)</text:span><text:span text:style-name="T2"> وَاﻟ﮲ قَالَ لِوَ؛لِدَيْهِ ٱُفٍّ لَّكُمَآ أَتَعِدَ؛نِنِيَ أَنُ </text:span><text:span text:style-name="T5">۷</text:span><text:span text:style-name="T2">خْرَجَ وَقَدْ خَلَتِ </text:span><text:span text:style-name="T5">۱</text:span><text:span text:style-name="T2">لْقُرُونُ مِن قَبْلِى وَهُمَا يَسْتَغِيثَـٰنِ </text:span><text:span text:style-name="T5">۱</text:span><text:span text:style-name="T2">للَّهَ وَيْلَــكَ ءَامِنِ اِنَّ وَعْدَ </text:span><text:span text:style-name="T5">۰</text:span><text:span text:style-name="T2">للَّهِ حَقٌّ فَيَقُولُ مَا هَـٰذَآ إِلٓاَّ أَسَـٰطِيرُ </text:span><text:span text:style-name="T5">۴</text:span><text:span text:style-name="T2">لاَوَّلِينَؐ </text:span><text:span text:style-name="T3">(16)</text:span><text:span text:style-name="T2"> ٱُوْلَئِــكَ </text:span><text:span text:style-name="T5">۰</text:span><text:span text:style-name="T2">لذِيــنَ حَقَّ عَلَيْهِمُ </text:span><text:span text:style-name="T5">۴</text:span><text:span text:style-name="T2">لْقَوْلُ فِىٓ ٱُمَمٍ قَدْ خَلَتْ مِن قَبْلِهِم مِّنَ </text:span><text:span text:style-name="T5">۰</text:span><text:span text:style-name="T2">لْجِنِّ وَالِانسِؐ إِنَّهُمْ كَانُواْ خَـٰسِرۣينَؐ </text:span><text:span text:style-name="T3">(17)</text:span><text:span text:style-name="T2"> وَلِكُلٍّ دَرَجَـٰتٌ مِّمَّا عَمِلُواْؐ وَلِنُوَفِّيَهُمُ; أَعْمَـٰلَهُمْ وَهُمْ لاَ يُظْلَمُونَؐ </text:span><text:span text:style-name="T3">(18)</text:span><text:span text:style-name="T2"> وَيَوْمَ يُعْرَضضضُ </text:span><text:span text:style-name="T5">۴</text:span><text:span text:style-name="T2">لذِيــنَ كَفَرُواْ عَلَــي </text:span><text:span text:style-name="T5">۰</text:span><text:span text:style-name="T2">لـنّۭارۣ أَذْهَبْتُمْ طَيِّبَـٰتِكُمْ فِى حَيَاتِكُمُ </text:span><text:span text:style-name="T5">۴</text:span><text:span text:style-name="T2">لدُّنْيۭا وَاسْتَمْتَعْتُم بِهَاؐ فَالْيَوْمَ تُجْزَوْنَ عَذَابَ </text:span><text:span text:style-name="T5">۰</text:span><text:span text:style-name="T2">لْهُونِ بِمَا كُنتُمْ تَسْتَكْبِرُونَ فِى </text:span><text:span text:style-name="T5">۱</text:span><text:span text:style-name="T2">لاَرْضضضِ بِغَيْرۣ </text:span><text:span text:style-name="T5">۱</text:span><text:span text:style-name="T2">لْحَقِّ وَبِمَا كُنتُمْ تَفْسُقُونَؐ </text:span><text:span text:style-name="T3">(19)</text:span><text:span text:style-name="T2"> © وَاذْكُرَ اَخَا عَادٖ اِذَ اَنذَرَ قَوْمَهُ„ بِالاَحْقَافِ وَقَدْ خَلَتِ </text:span><text:span text:style-name="T5">۱</text:span><text:span text:style-name="T2">لنُّذُرُ مِنۢ بَيْـنِ يَدَيْهِ وَمِــنْ خَلْفِهِ“ أَلاَّ تَعْبُدُوٓاْ إِلاَّ </text:span><text:span text:style-name="T5">۰</text:span><text:span text:style-name="T2">للَّهَؐ إِنِّــيَ أَخَافُ </text:span><text:soft-page-break/><text:span text:style-name="T2">عَلَيْكُمْ عَذَابَ يَوْمٖ عَظِيمٍؐ </text:span><text:span text:style-name="T3">(20)</text:span><text:span text:style-name="T2"> قَالُوٓاْ أَجِيؔتَنَا لِتَافِكَنَا عَــنَ —الِهَتِنَا فَاتِنَا بِمَا تَعِدُنَآ إِن كُنتَ مِــنَ </text:span><text:span text:style-name="T5">۰</text:span><text:span text:style-name="T2">لصَّـٰدِقِينَؐ </text:span><text:span text:style-name="T3">(21)</text:span><text:span text:style-name="T2"> قَالَ إِنَّمَا </text:span><text:span text:style-name="T5">۰</text:span><text:span text:style-name="T2">لْعِلْمُ عِندَ </text:span><text:span text:style-name="T5">۰</text:span><text:span text:style-name="T2">للَّهِ وَٱُبَلِّغُكُم مَّآ ٱُرْسِلْتُ بِهِ” وَچَكِنِّيَ أَرۭيٰكُمْ قَوْماً تَجْهَلُونَؐ </text:span><text:span text:style-name="T3">(22)</text:span><text:span text:style-name="T2"> فَلَمَّا رَأَوْهُ عَارۣضاً مُّسْتَقْبِلَ أَوْدِيَتِهِمْ قَالُواْ هَـٰذَا عَارۣضضضٌ مُّمْطِرُنَاؐ بَلْ هُوَ مَا "سْتَعْجَلْتُم بِهِؐ” رۣيحٌ فِيهَا عَذَاب٘ اَلِيمٌؐ </text:span><text:span text:style-name="T3">(23)</text:span><text:span text:style-name="T2"> تُدَمِّرُ كُــلَّ شَيْءٙ بِأَمْرۣ رَبِّهَاؐ فَأَصْبَحُواْ لاَ تَرۭيٰٓ إِلاَّ مَسَـٰكِنَهُمْؐ كَذَ؛لِكَ نَجْزۣى </text:span><text:span text:style-name="T5">۱</text:span><text:span text:style-name="T2">لْقَوْمَ </text:span><text:span text:style-name="T5">۰</text:span><text:span text:style-name="T2">ڤْمُجْرۣمِينَؐ </text:span><text:span text:style-name="T3">(24)</text:span><text:span text:style-name="T2"> وَلَقَدْ مَكَّنَّـٰهُمْ فِيمَآ إِن مَّكَّنَّـٰكُمْ فِيهِ وَجَعَلْنَا لَهُمْ سَمْعاً وَأَبْصَـٰراً وَأَفْـِٕدَةًؐ فَمَآ أَغْنۭــيٰ عَنْهُمْ سَمْعُهُمْ وَلآَ أَبْصَـٰرُهُمْ وَلآَ أَفْـِٕدَتُهُم مِّــن شَيْءٖ اِذْ كَانُواْ يَجْحَدُونَ بِـَٔايَـٰتِ </text:span><text:span text:style-name="T5">۱</text:span><text:span text:style-name="T2">للَّهِؐ وَحَاقَ بِهِم مَّاكَانُواْ بِهِ” يَسْتَهْزۣءُونَؐ </text:span><text:span text:style-name="T3">(25)</text:span><text:span text:style-name="T2"> وَلَقَدَ اَهْلَكْنَا مَا حَوْلَكُم مِّنَ </text:span><text:span text:style-name="T5">۰</text:span><text:span text:style-name="T2">لْقُرۭيٰ وَصَرَّفْنَا </text:span><text:span text:style-name="T5">۰</text:span><text:span text:style-name="T2">لاَيَـٰتِ لَعَلَّهُمْ يَرْجِعُونَؐ </text:span><text:span text:style-name="T3">(26)</text:span><text:span text:style-name="T2"> فَلَوْلاَ نَصَرَهُمُ </text:span><text:span text:style-name="T5">۴</text:span><text:span text:style-name="T2">لذِيــنَ "تَّخَذُواْ مِن دُونِ </text:span><text:span text:style-name="T5">۱</text:span><text:span text:style-name="T2">للَّهِ قُرْبَاناٗ —الِهَةٚؐ بَلْ ضَلُّواْ عَنْهُمْؐ وَذَ؛لِــكَ إِفْكُهُمْ وَمَا كَانُواْ يَفْتَرُونَؐ </text:span><text:span text:style-name="T3">(27)</text:span><text:span text:style-name="T2"> وَإِذْ صَرَفْنَآ إِلَيْــكَ نَفَراً مِّنَ </text:span><text:span text:style-name="T5">۰</text:span><text:span text:style-name="T2">لْجِــنّۣ يَسْتَمِعُونَ </text:span><text:span text:style-name="T5">۰</text:span><text:span text:style-name="T2">لْقُرْءَانَ فَلَمَّا حَضَرُوهُ قَالُوٓاْ أَنصِتُواْؐ فَلَمَّا قُضِيَ وَلَّوۣاْ اِلَيٰ قَوْمِهِم مُّنذِرۣينَؐ </text:span><text:span text:style-name="T3">(28)</text:span><text:span text:style-name="T2"> قَالُواْ يَـٰقَوْمَنَآ إِنَّا سَمِعْنَا كِتَـٰباٗ </text:span><text:span text:style-name="T5">۷</text:span><text:span text:style-name="T2">نزۣلَ مِنۢ بَعْدِ مُوسۭــيٰ مُصَدِّقاً لِّمَا بَيْنَ يَدَيْهِ يَهْدِىٓ إِلَــي </text:span><text:span text:style-name="T5">۰</text:span><text:span text:style-name="T2">لْحَقِّ وَإِلَيٰ طَرۣيــقٍ مُّسْتَقِيمٍؐ </text:span><text:span text:style-name="T3">(29)</text:span><text:span text:style-name="T2"> يَـٰقَوْمَنَآ أَجِيبُواْ دَاعِــيَ </text:span><text:span text:style-name="T5">۰</text:span><text:span text:style-name="T2">للَّهِ وَءَامِنُواْ بِهِ” يَغْفِرْ لَكُم مِّــن ذُنُوبِكُمْ</text:span></text:p>
      <text:p text:style-name="P2" loext:marker-style-name="T2"><text:span text:style-name="T2">وَيُجِرْكُم مِّــنْ عَذَابٖ اَلِيمٍؐ </text:span><text:span text:style-name="T3">(30)</text:span><text:span text:style-name="T2"> وَمَــن لاَّ يُجِبْ دَاعِــيَ </text:span><text:span text:style-name="T5">۰</text:span><text:span text:style-name="T2">للَّهِ فَلَيْــسَ بِمُعْجِزٍ فِى </text:span><text:span text:style-name="T5">۱</text:span><text:span text:style-name="T2">لاَرْضِ وَلَيْــسَ لَهُ„ مِن دُونِهِ“ أَوْلِيَآءُؐ اوْلَئِــكَ فِى ضَچَــلٍ مُّــبِـينٖؐ </text:span><text:span text:style-name="T3">(31)</text:span><text:span text:style-name="T2"> ® اَوَلَمْ يَرَوَاْ اَنَّ </text:span><text:span text:style-name="T5">۰</text:span><text:span text:style-name="T2">للَّهَ </text:span><text:soft-page-break/><text:span text:style-name="T5">۰ﻟ﮲</text:span><text:span text:style-name="T2"> خَلَقَ </text:span><text:span text:style-name="T5">۰</text:span><text:span text:style-name="T2">لسَّمَـٰوَ؛تِ وَالاَرْضَ وَلَمْ يَعْــيَ بِخَلْقِهِنَّ بِقَـٰدِر۫ عَلَيٰٓ أَنْ يُّحْيـيِـــَي </text:span><text:span text:style-name="T5">۰</text:span><text:span text:style-name="T2">لْمَوْتۭيٰ بَلۭيٰٓؐ إِنَّهُ„ عَلَــيٰ كُــلّۣ شَيْءٍ قَدِيرٌؐ </text:span><text:span text:style-name="T3">(32)</text:span><text:span text:style-name="T2"> وَيَوْمَ يُعْرَضُ </text:span><text:span text:style-name="T5">۴</text:span><text:span text:style-name="T2">لذِيــنَ كَفَرُواْ عَلَــي </text:span><text:span text:style-name="T5">۰</text:span><text:span text:style-name="T2">لـنّۭارۣ أَلَيْــسَ هَـٰذَا بِالْحَقﱢّؐ قَالُواْ بَلۭيٰ وَرَبِّنَاؐ قَالَ فَذُوقُواْ </text:span><text:span text:style-name="T5">۴</text:span><text:span text:style-name="T2">لْعَذَابَ بِمَا كُنتُمْ تَكْفُرُونَؐ </text:span><text:span text:style-name="T3">(33)</text:span><text:span text:style-name="T2"> فَاصْبِرْ كَمَا صَبَرَ ٱُوْلُواْ </text:span><text:span text:style-name="T5">۴</text:span><text:span text:style-name="T2">لْعَزْمِ مِنَ </text:span><text:span text:style-name="T5">۰</text:span><text:span text:style-name="T2">لرُّسُلِ وَلاَ تَسْتَعْجِــلؐ لَّهُمْ كَأَنَّهُمْ يَوْمَ يَرَوْنَ مَا يُوعَدُونَ لَمْ يَلْبَثُوٓاْ إِلاَّ سَاعَةً مِّن نَّهۭارۣۢ بَچَغٌؐ فَهَـلْ يُهْلَكُ إِلاَّ </text:span><text:span text:style-name="T5">۰</text:span><text:span text:style-name="T2">لْقَوْمُ </text:span><text:span text:style-name="T5">۴</text:span><text:span text:style-name="T2">لْفَـٰسِقُونَ </text:span><text:span text:style-name="T3">(34)</text:span><text:bookmark-end text:name="__DdeLink__10332_32655775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8:58.792206987</meta:creation-date>
    <dc:date>2025-03-06T07:57:22.980922163</dc:date>
    <meta:editing-duration>PT4M29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4" meta:paragraph-count="3" meta:word-count="686" meta:character-count="3705" meta:non-whitespace-character-count="3022"/>
  </office:meta>
</office:document-meta>
</file>